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dfcce4"/>
    </style:style>
    <style:style style:name="ce3" style:family="table-cell" style:parent-style-name="Default">
      <style:table-cell-properties style:glyph-orientation-vertical="0" fo:background-color="#dfcce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4">
      <style:table-cell-properties fo:background-color="#dfcce4"/>
    </style:style>
    <style:style style:name="ce5" style:family="table-cell" style:parent-style-name="Default" style:data-style-name="N1">
      <style:table-cell-properties style:glyph-orientation-vertical="0" fo:background-color="#dfcce4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bee3d3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Coord x</text:p>
          </table:table-cell>
          <table:table-cell office:value-type="string" calcext:value-type="string">
            <text:p>Coord Y</text:p>
          </table:table-cell>
        </table:table-row>
        <table:table-row table:style-name="ro1">
          <table:table-cell office:value-type="string" calcext:value-type="string">
            <text:p>Coord 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rd 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c norm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c observé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5" calcext:value-type="float">
            <text:p>-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SQRT(([.$M3]-[.B$2])*([.$M3]-[.B$2])+([.$N3]-[.B$3])*([.$N3]-[.B$3]))" office:value-type="float" office:value="5.65685424949238" calcext:value-type="float">
            <text:p>5,66</text:p>
          </table:table-cell>
          <table:table-cell table:style-name="ce4" table:formula="of:=SQRT(([.$M3]-[.D$2])*([.$M3]-[.D$2])+([.$N3]-[.D$3])*([.$N3]-[.D$3]))" office:value-type="float" office:value="2" calcext:value-type="float">
            <text:p>2,00</text:p>
          </table:table-cell>
          <table:table-cell table:style-name="ce4" table:formula="of:=SQRT(([.$M3]-[.E$2])*([.$M3]-[.E$2])+([.$N3]-[.E$3])*([.$N3]-[.E$3]))" office:value-type="float" office:value="2.82842712474619" calcext:value-type="float">
            <text:p>2,83</text:p>
          </table:table-cell>
          <table:table-cell table:style-name="ce4" table:formula="of:=SQRT(([.$M3]-[.G$2])*([.$M3]-[.G$2])+([.$N3]-[.G$3])*([.$N3]-[.G$3]))" office:value-type="float" office:value="3.16227766016838" calcext:value-type="float">
            <text:p>3,16</text:p>
          </table:table-cell>
          <table:table-cell table:style-name="ce4" table:formula="of:=SQRT(([.$M3]-[.H$2])*([.$M3]-[.H$2])+([.$N3]-[.H$3])*([.$N3]-[.H$3]))" office:value-type="float" office:value="3.16227766016838" calcext:value-type="float">
            <text:p>3,16</text:p>
          </table:table-cell>
          <table:table-cell table:style-name="ce4" table:formula="of:=SQRT(([.$M3]-[.K$2])*([.$M3]-[.K$2])+([.$N3]-[.K$3])*([.$N3]-[.K$3]))" office:value-type="float" office:value="4.12310562561766" calcext:value-type="float">
            <text:p>4,12</text:p>
          </table:table-cell>
          <table:table-cell/>
          <table:table-cell table:style-name="ce6" office:value-type="string" calcext:value-type="string">
            <text:p>nb km</text:p>
          </table:table-cell>
          <table:table-cell table:style-name="ce6" table:formula="of:=SUMPRODUCT([.B9:.G12];[.B16:.G19])" office:value-type="float" office:value="49.4295567927046" calcext:value-type="float">
            <text:p>49,42955679270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SQRT(([.$M6]-[.B$2])*([.$M6]-[.B$2])+([.$N6]-[.B$3])*([.$N6]-[.B$3]))" office:value-type="float" office:value="7" calcext:value-type="float">
            <text:p>7,00</text:p>
          </table:table-cell>
          <table:table-cell table:style-name="ce4" table:formula="of:=SQRT(([.$M6]-[.D$2])*([.$M6]-[.D$2])+([.$N6]-[.D$3])*([.$N6]-[.D$3]))" office:value-type="float" office:value="3.60555127546399" calcext:value-type="float">
            <text:p>3,61</text:p>
          </table:table-cell>
          <table:table-cell table:style-name="ce4" table:formula="of:=SQRT(([.$M6]-[.E$2])*([.$M6]-[.E$2])+([.$N6]-[.E$3])*([.$N6]-[.E$3]))" office:value-type="float" office:value="2.23606797749979" calcext:value-type="float">
            <text:p>2,24</text:p>
          </table:table-cell>
          <table:table-cell table:style-name="ce4" table:formula="of:=SQRT(([.$M6]-[.G$2])*([.$M6]-[.G$2])+([.$N6]-[.G$3])*([.$N6]-[.G$3]))" office:value-type="float" office:value="5" calcext:value-type="float">
            <text:p>5,00</text:p>
          </table:table-cell>
          <table:table-cell table:style-name="ce4" table:formula="of:=SQRT(([.$M6]-[.H$2])*([.$M6]-[.H$2])+([.$N6]-[.H$3])*([.$N6]-[.H$3]))" office:value-type="float" office:value="7.81024967590665" calcext:value-type="float">
            <text:p>7,81</text:p>
          </table:table-cell>
          <table:table-cell table:style-name="ce4" table:formula="of:=SQRT(([.$M6]-[.K$2])*([.$M6]-[.K$2])+([.$N6]-[.K$3])*([.$N6]-[.K$3]))" office:value-type="float" office:value="7.61577310586391" calcext:value-type="float">
            <text:p>7,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formula="of:=SQRT(([.$M9]-[.B$2])*([.$M9]-[.B$2])+([.$N9]-[.B$3])*([.$N9]-[.B$3]))" office:value-type="float" office:value="2.23606797749979" calcext:value-type="float">
            <text:p>2,24</text:p>
          </table:table-cell>
          <table:table-cell table:style-name="ce4" table:formula="of:=SQRT(([.$M9]-[.D$2])*([.$M9]-[.D$2])+([.$N9]-[.D$3])*([.$N9]-[.D$3]))" office:value-type="float" office:value="3" calcext:value-type="float">
            <text:p>3,00</text:p>
          </table:table-cell>
          <table:table-cell table:style-name="ce4" table:formula="of:=SQRT(([.$M9]-[.E$2])*([.$M9]-[.E$2])+([.$N9]-[.E$3])*([.$N9]-[.E$3]))" office:value-type="float" office:value="5" calcext:value-type="float">
            <text:p>5,00</text:p>
          </table:table-cell>
          <table:table-cell table:style-name="ce4" table:formula="of:=SQRT(([.$M9]-[.G$2])*([.$M9]-[.G$2])+([.$N9]-[.G$3])*([.$N9]-[.G$3]))" office:value-type="float" office:value="6.70820393249937" calcext:value-type="float">
            <text:p>6,71</text:p>
          </table:table-cell>
          <table:table-cell table:style-name="ce4" table:formula="of:=SQRT(([.$M9]-[.H$2])*([.$M9]-[.H$2])+([.$N9]-[.H$3])*([.$N9]-[.H$3]))" office:value-type="float" office:value="3" calcext:value-type="float">
            <text:p>3,00</text:p>
          </table:table-cell>
          <table:table-cell table:style-name="ce4" table:formula="of:=SQRT(([.$M9]-[.K$2])*([.$M9]-[.K$2])+([.$N9]-[.K$3])*([.$N9]-[.K$3]))" office:value-type="float" office:value="1.4142135623731" calcext:value-type="float">
            <text:p>1,41</text:p>
          </table:table-cell>
          <table:table-cell/>
          <table:table-cell table:style-name="ce6" office:value-type="string" calcext:value-type="string">
            <text:p>cout total</text:p>
          </table:table-cell>
          <table:table-cell table:style-name="ce6" table:formula="of:=[.J9]*0.3" office:value-type="float" office:value="14.8288670378114" calcext:value-type="float">
            <text:p>14,82886703781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formula="of:=SQRT(([.$M10]-[.B$2])*([.$M10]-[.B$2])+([.$N10]-[.B$3])*([.$N10]-[.B$3]))" office:value-type="float" office:value="2" calcext:value-type="float">
            <text:p>2,00</text:p>
          </table:table-cell>
          <table:table-cell table:style-name="ce4" table:formula="of:=SQRT(([.$M10]-[.D$2])*([.$M10]-[.D$2])+([.$N10]-[.D$3])*([.$N10]-[.D$3]))" office:value-type="float" office:value="2.82842712474619" calcext:value-type="float">
            <text:p>2,83</text:p>
          </table:table-cell>
          <table:table-cell table:style-name="ce4" table:formula="of:=SQRT(([.$M10]-[.E$2])*([.$M10]-[.E$2])+([.$N10]-[.E$3])*([.$N10]-[.E$3]))" office:value-type="float" office:value="4.47213595499958" calcext:value-type="float">
            <text:p>4,47</text:p>
          </table:table-cell>
          <table:table-cell table:style-name="ce4" table:formula="of:=SQRT(([.$M10]-[.G$2])*([.$M10]-[.G$2])+([.$N10]-[.G$3])*([.$N10]-[.G$3]))" office:value-type="float" office:value="7.07106781186548" calcext:value-type="float">
            <text:p>7,07</text:p>
          </table:table-cell>
          <table:table-cell table:style-name="ce4" table:formula="of:=SQRT(([.$M10]-[.H$2])*([.$M10]-[.H$2])+([.$N10]-[.H$3])*([.$N10]-[.H$3]))" office:value-type="float" office:value="5.09901951359278" calcext:value-type="float">
            <text:p>5,10</text:p>
          </table:table-cell>
          <table:table-cell table:style-name="ce4" table:formula="of:=SQRT(([.$M10]-[.K$2])*([.$M10]-[.K$2])+([.$N10]-[.K$3])*([.$N10]-[.K$3]))" office:value-type="float" office:value="3.60555127546399" calcext:value-type="float">
            <text:p>3,61</text:p>
          </table:table-cell>
          <table:table-cell table:number-columns-repeated="5"/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Flux 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 </number:text>
    </number:number-style>
    <number:number-style style:name="N108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 </number:text>
    </number:number-style>
    <number:number-style style:name="N109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 </number:text>
    </number:number-style>
    <number:number-style style:name="N110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2P2" style:volatile="true">
      <loext:text> </loext:text>
      <loext:fill-character> </loext:fill-character>
      <number:text>-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13P2" style:volatile="true">
      <loext:text> </loext:text>
      <loext:fill-character> </loext:fill-character>
      <number:text>- 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1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€</number:text>
    </number:number-style>
    <number:number-style style:name="N12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1:49:47.640831059</meta:creation-date>
    <dc:date>2020-02-10T12:40:44.377780833</dc:date>
    <meta:editing-duration>PT30M34S</meta:editing-duration>
    <meta:editing-cycles>4</meta:editing-cycles>
    <meta:generator>LibreOffice/6.0.7.3$Linux_X86_64 LibreOffice_project/00m0$Build-3</meta:generator>
    <meta:document-statistic meta:table-count="1" meta:cell-count="162" meta:object-count="0"/>
  </office:meta>
</office:document-meta>
</file>